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Arial" svg:font-family="Arial" style:font-pitch="variable"/>
    <style:font-face style:name="DejaVu Sans" svg:font-family="'DejaVu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22pt" fo:letter-spacing="normal" fo:font-style="normal" style:text-underline-style="none" fo:font-weight="bold" style:font-name-asian="Thasadith" style:font-size-asian="22pt" style:font-style-asian="normal" style:font-weight-asian="bold" style:font-name-complex="Thasadith" style:font-size-complex="2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unito" fo:font-size="12pt" fo:letter-spacing="normal" fo:font-style="normal" style:text-underline-style="none" fo:font-weight="normal" style:font-name-asian="Nunito" style:font-size-asian="12pt" style:font-style-asian="normal" style:font-weight-asian="normal" style:font-name-complex="Nunito" style:font-size-complex="12pt" style:font-style-complex="normal" style:font-weight-complex="normal"/>
    </style:style>
    <style:style style:name="T3" style:family="text">
      <style:text-properties fo:font-variant="normal" fo:text-transform="none" fo:color="#00ff00" loext:opacity="100%" style:text-line-through-style="none" style:text-line-through-type="none" style:text-position="0% 100%" style:font-name="Nunito" fo:font-size="12pt" fo:letter-spacing="normal" fo:font-style="normal" style:text-underline-style="none" fo:font-weight="normal" style:font-name-asian="Nunito" style:font-size-asian="12pt" style:font-style-asian="normal" style:font-weight-asian="normal" style:font-name-complex="Nunito" style:font-size-complex="12pt" style:font-style-complex="normal" style:font-weight-complex="normal"/>
    </style:style>
    <style:style style:name="T4" style:family="text">
      <style:text-properties fo:font-variant="normal" fo:text-transform="none" fo:color="#00ff00" loext:opacity="100%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Basic command line skills</text:span></text:p>
          </draw:text-box>
        </draw:frame>
        <draw:frame draw:name="Google Shape;183;p42" presentation:style-name="pr2" draw:text-style-name="P4" draw:layer="layout" svg:width="21.399cm" svg:height="10.509cm" svg:x="2cm" svg:y="2.826cm" presentation:class="outline" presentation:user-transformed="true">
          <draw:text-box>
            <text:p text:style-name="P3"><text:span text:style-name="T2">1. Войти под своим логином/паролем</text:span></text:p>
            <text:p text:style-name="P3"><text:span text:style-name="T3"/></text:p>
            <text:p text:style-name="P3"><text:span text:style-name="T3">login: ls</text:span></text:p>
            <text:p text:style-name="P3"><text:span text:style-name="T3">password:</text:span></text:p>
            <text:p text:style-name="P3"><text:span text:style-name="T4">[ls@jscp4e ~]$</text:span></text:p>
            <text:p text:style-name="P3"><text:span text:style-name="T2"/></text:p>
            <text:p text:style-name="P3"><text:span text:style-name="T2">2. Создать каталог для упражнений и перейти в него</text:span></text:p>
            <text:p text:style-name="P3"><text:span text:style-name="T2"/></text:p>
            <text:p text:style-name="P3"><text:span text:style-name="T4">[ls@jscp4e ~]$ </text:span><text:span text:style-name="T3">mkdir ~/exercises; cd ~/exercises</text:span></text:p>
            <text:p text:style-name="P3"><text:span text:style-name="T2"/></text:p>
            <text:p text:style-name="P3"><text:span text:style-name="T2">3. Создать файлы f1 и f2, а также директорию dir1 и в ней файл dir2</text:span></text:p>
            <text:p text:style-name="P3"><text:span text:style-name="T2"/></text:p>
            <text:p text:style-name="P3"><text:span text:style-name="T4">[ls@jscp4e ~]$ touch f{1,2}; mkdir dir{1,2}</text:span></text:p>
            <text:p text:style-name="P3"><text:span text:style-name="T2"/></text:p>
            <text:p text:style-name="P3"><text:span text:style-name="T2">4. Скопировать dir1 в dir2 со всеми файлами</text:span></text:p>
            <text:p text:style-name="P3"><text:span text:style-name="T4"/></text:p>
            <text:p text:style-name="P3"><text:span text:style-name="T4">[ls@jscp4e ~]$ cp -R dir{1,2}</text:span></text:p>
            <text:p text:style-name="P3"><text:span text:style-name="T4"/></text:p>
            <text:p text:style-name="P3"><text:span text:style-name="T5">5. Удалить dir1</text:span></text:p>
            <text:p text:style-name="P3"><text:span text:style-name="T4"/></text:p>
            <text:p text:style-name="P3"><text:span text:style-name="T4">[ls@jscp4e ~]$ rm -r dir1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3;p42_0" presentation:style-name="pr2" draw:text-style-name="P4" draw:layer="layout" svg:width="21.399cm" svg:height="12.065cm" svg:x="1.905cm" svg:y="1.27cm" presentation:class="outline" presentation:user-transformed="true">
          <draw:text-box>
            <text:p text:style-name="P3"><text:span text:style-name="T2">6. Скопировать файл /etc/services в свой каталог</text:span></text:p>
            <text:p text:style-name="P3"><text:span text:style-name="T2"/></text:p>
            <text:p text:style-name="P3"><text:span text:style-name="T4">[ls@jscp4e exercises]$ cp /etc/services .</text:span></text:p>
            <text:p text:style-name="P3"><text:span text:style-name="T2"/></text:p>
            <text:p text:style-name="P3"><text:span text:style-name="T2">7. Вывести все строки, содержащие HTTP</text:span></text:p>
            <text:p text:style-name="P3"><text:span text:style-name="T2"/></text:p>
            <text:p text:style-name="P3"><text:span text:style-name="T4">[ls@jscp4e exercises]$ grep HTTP services</text:span></text:p>
            <text:p text:style-name="P3"><text:span text:style-name="T2"/></text:p>
            <text:p text:style-name="P3"><text:span text:style-name="T2">we get nothing because grep is case-sensitive by default, but we can use grep -i</text:span></text:p>
            <text:p text:style-name="P3"><text:span text:style-name="T2">(and -c to skip a lot of text)</text:span></text:p>
            <text:p text:style-name="P3"><text:span text:style-name="T4"/></text:p>
            <text:p text:style-name="P3"><text:span text:style-name="T4">[ls@jscp4e exercises]$ grep -ci HTTP services</text:span></text:p>
            <text:p text:style-name="P3"><text:span text:style-name="T4">116</text:span></text:p>
            <text:p text:style-name="P3"><text:span text:style-name="T2"/></text:p>
            <text:p text:style-name="P3"><text:span text:style-name="T2">8. Посчитать количество строчек в нем</text:span></text:p>
            <text:p text:style-name="P3"><text:span text:style-name="T4"/></text:p>
            <text:p text:style-name="P3"><text:span text:style-name="T4">[ls@jscp4e exercises]$ wc -l services</text:span></text:p>
            <text:p text:style-name="P3"><text:span text:style-name="T4">11454 services</text:span></text:p>
            <text:p text:style-name="P3"/>
            <text:p text:style-name="P3"><text:span text:style-name="T2">9. Исследовать команды more, less, tail, head на файле services</text:span></text:p>
            <text:p text:style-name="P3"><text:span text:style-name="T2"/></text:p>
            <text:p text:style-name="P3"><text:span text:style-name="T2">( more and less behave in an obvious way, they are pagers )</text:span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3;p42_1" presentation:style-name="pr2" draw:text-style-name="P4" draw:layer="layout" svg:width="21.399cm" svg:height="12.065cm" svg:x="1.905cm" svg:y="1.27cm" presentation:class="outline" presentation:user-transformed="true">
          <draw:text-box>
            <text:p text:style-name="P3"><text:span text:style-name="T4">[ls@jscp4e exercises]$ tail -1 services </text:span></text:p>
            <text:p text:style-name="P3"><text:span text:style-name="T4">inspider <text:s text:c="7"/>49150/tcp</text:span></text:p>
            <text:p text:style-name="P3"><text:span text:style-name="T4"/></text:p>
            <text:p text:style-name="P3"><text:span text:style-name="T4">[ls@jscp4e exercises]$ head -3 services | grep -v ^$</text:span></text:p>
            <text:p text:style-name="P3"><text:span text:style-name="T4"># Full data: /usr/share/iana-etc/port-numbers.iana</text:span></text:p>
            <text:p text:style-name="P3"><text:span text:style-name="T4">tcpmux <text:s text:c="13"/>1/tcp</text:span></text:p>
            <text:p text:style-name="P3"/>
            <text:p text:style-name="P3"><text:span text:style-name="T2"/></text:p>
            <text:p text:style-name="P3"><text:span text:style-name="T2">10. Исследовать команды cal, bc</text:span></text:p>
            <text:p text:style-name="P3"><text:span text:style-name="T4"/></text:p>
            <text:p text:style-name="P3"><text:span text:style-name="T4">[ls@jscp4e exercises]$ echo "scale=10; 4*a(1)" | bc -l</text:span></text:p>
            <text:p text:style-name="P3"><text:span text:style-name="T4">3.1415926532</text:span></text:p>
            <text:p text:style-name="P3"><text:span text:style-name="T2"/></text:p>
            <text:p text:style-name="P3"><text:span text:style-name="T2">11. Выяснить дату православной пасхи на 2051 год. </text:span></text:p>
            <text:p text:style-name="P3"><text:span text:style-name="T2"><text:s/></text:span><text:span text:style-name="T2">(I used ncal from bsdmainutils)</text:span></text:p>
            <text:p text:style-name="P3"><text:span text:style-name="T6"/></text:p>
            <text:p text:style-name="P3"><text:span text:style-name="T6">[ls@jscp4e exercises]$ ncal -o -y 2051</text:span></text:p>
            <text:p text:style-name="P3"><text:span text:style-name="T6">05/07/2051</text:span></text:p>
            <text:p text:style-name="P3"><text:span text:style-name="T5"/></text:p>
            <text:p text:style-name="P3"><text:span text:style-name="T5"><text:s/></text:span><text:span text:style-name="T5">(May 05 2051)</text:span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Arial" svg:font-family="Arial" style:font-pitch="variable"/>
    <style:font-face style:name="DejaVu Sans" svg:font-family="'DejaVu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15:07:28.092679265</dc:date>
    <meta:editing-duration>PT23M</meta:editing-duration>
    <meta:editing-cycles>4</meta:editing-cycles>
    <meta:document-statistic meta:object-count="37"/>
  </office:meta>
</office:document-meta>
</file>